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er.main( String argv [ ]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92">
            <text:p text:style-name="Table_20_Contents">192</text:p>
          </table:table-cell>
        </table:table-row>
        <table:table-row>
          <table:table-cell office:value-type="string">
            <text:p text:style-name="Table_20_Contents">Counter.warning( String domain , String key , XML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startDocument( XMLLocator locator , String encoding , NamespaceContext namespaceCon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unter.ignorableWhitespace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characters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emptyElement( QName element , XMLAttributes attrs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unter.Counter( XMLParser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er.printResults( PrintWriter out , String uri , long time , long memory , boolean tagginess , int repet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ounter.printUsag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Counter.error( String domain , String key , XML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printError( String type , XML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unter.startElement( QName element , XMLAttributes attrs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unter.fatalError( String domain , String key , XML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er.processingInstruction( String target , XMLString data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